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0in" fo:margin-bottom="0.0835in" style:contextual-spacing="false" fo:line-height="100%" fo:text-align="center" style:justify-single-word="false" fo:orphans="0" fo:widows="0" style:page-number="auto"/>
      <style:text-properties fo:font-size="12pt" fo:font-weight="bold" style:font-size-asian="12pt" style:font-weight-asian="bold" style:font-size-complex="12pt"/>
    </style:style>
    <style:style style:name="P2" style:family="paragraph" style:parent-style-name="Standard" style:list-style-name="WW8Num3">
      <style:paragraph-properties fo:margin-left="0.248in" fo:margin-right="0in" fo:margin-top="0in" fo:margin-bottom="0.0835in" style:contextual-spacing="false" fo:line-height="100%" fo:text-align="justify" style:justify-single-word="false" fo:orphans="0" fo:widows="0" fo:text-indent="-0.248in" style:auto-text-indent="false"/>
    </style:style>
    <style:style style:name="P3" style:family="paragraph" style:parent-style-name="Standard" style:list-style-name="WW8Num3">
      <style:paragraph-properties fo:margin-left="0.248in" fo:margin-right="0in" fo:margin-top="0in" fo:margin-bottom="0.0835in" style:contextual-spacing="false" fo:line-height="100%" fo:text-align="justify" style:justify-single-word="false" fo:orphans="0" fo:widows="0" fo:text-indent="-0.248in" style:auto-text-indent="false"/>
      <style:text-properties fo:font-size="12pt" style:font-size-asian="12pt" style:font-size-complex="12pt"/>
    </style:style>
    <style:style style:name="P4" style:family="paragraph" style:parent-style-name="Standard" style:list-style-name="WW8Num3">
      <style:paragraph-properties fo:margin-left="0.248in" fo:margin-right="0in" fo:margin-top="0in" fo:margin-bottom="0.0835in" style:contextual-spacing="false" fo:line-height="100%" fo:text-align="justify" style:justify-single-word="false" fo:orphans="0" fo:widows="0" fo:text-indent="-0.248in" style:auto-text-indent="false"/>
    </style:style>
    <style:style style:name="P5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font-size="12pt" style:font-size-asian="12pt" style:font-name-complex="Times New Roman" style:font-size-complex="12pt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font-size-asian="12pt" style:font-size-complex="12pt" style:font-weight-complex="bold"/>
    </style:style>
    <style:style style:name="T4" style:family="text">
      <style:text-properties fo:font-size="12pt" style:font-size-asian="12pt" style:font-name-complex="Calibri" style:font-size-complex="12pt"/>
    </style:style>
    <style:style style:name="T5" style:family="text">
      <style:text-properties fo:font-size="12pt" style:font-size-asian="12pt" style:font-name-complex="Calibri" style:font-size-complex="12pt"/>
    </style:style>
    <style:style style:name="T6" style:family="text">
      <style:text-properties fo:font-size="12pt" fo:language="en" fo:country="US" style:font-size-asian="12pt" style:font-size-complex="12pt"/>
    </style:style>
    <style:style style:name="T7" style:family="text">
      <style:text-properties fo:font-size="12pt" fo:language="en" fo:country="US" style:font-size-asian="12pt" style:font-name-complex="Calibri" style:font-size-complex="12pt"/>
    </style:style>
    <style:style style:name="T8" style:family="text">
      <style:text-properties fo:font-size="12pt" fo:language="en" fo:country="US" fo:background-color="#ffffff" loext:char-shading-value="0" style:font-size-asian="12pt" style:font-name-complex="Calibri" style:font-size-complex="12pt"/>
    </style:style>
    <style:style style:name="T9" style:family="text">
      <style:text-properties fo:font-size="12pt" fo:background-color="#ffffff" loext:char-shading-value="0" style:font-size-asian="12pt" style:font-name-complex="Calibri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Задания на построение вложенных запросов</text:p>
      <text:list xml:id="list470055772" text:style-name="WW8Num3">
        <text:list-item>
          <text:p text:style-name="P2"><text:span text:style-name="T2">Используя таблицу HR.EMPLOYEES, отобразить данные о сотрудниках (EMPLOYEE_ID, FIRST_NAME, LAST_NAME), каждый из которых принят на работу раньше своего прямого руководителя (MANAGER_ID). При формировании списка ограничиться департаментами с номерами 30, 40, 50 и 70.</text:span></text:p>
        </text:list-item>
        <text:list-item>
          <text:p text:style-name="P2"><text:span text:style-name="T2">Используя таблицу HR.EMPLOYEES, отобразить данные о сотрудниках (EMPLOYEE_ID, FIRST_NAME, LAST_NAME, DEPARTMENT_ID и PHONE_NUMBER), которые приняты на работу после сотрудника с номером 101. Список сотрудников ограничить департаментами с номерами 30, 60 и 100.</text:span></text:p>
        </text:list-item>
        <text:list-item>
          <text:p text:style-name="P2"><text:span text:style-name="T3">По таблице HR.EMPLOYEES сформировать список сотрудников, которые получают месячную зарплату выше, </text:span><text:span text:style-name="T2">чем у сотрудника с идентификатором 163. Список должен содержать столбцы FIRST_NAME, LAST_NAME и SALARY.</text:span></text:p>
        </text:list-item>
        <text:list-item>
          <text:p text:style-name="P2"><text:span text:style-name="T2">С помощью таблицы HR.EMPLOYEES построить список сотрудников, у которых отклонение от среднего оклада не превышает 2000.</text:span></text:p>
        </text:list-item>
        <text:list-item>
          <text:p text:style-name="P2"><text:span text:style-name="T3">По таблице HR.EMPLOYEES сформировать список сотрудников, которые работают в той же должности, что и сотрудник с идентификатором 169. Список должен содержать имя и фамилию, оклад, идентификаторы отдела и должности.</text:span></text:p>
        </text:list-item>
        <text:list-item>
          <text:p text:style-name="P2"><text:span text:style-name="T3">По таблице HR.EMPLOYEES сформировать список сотрудников, каждый из которых в пределах своего отдела получает самую низкую зарплату. Список должен содержать имя и фамилию, оклад, идентификаторы отдела и должности.</text:span></text:p>
        </text:list-item>
        <text:list-item>
          <text:p text:style-name="P2"><text:span text:style-name="T3">По таблице HR.EMPLOYEES сформировать список сотрудников, каждый из которых в пределах своего отдела получает самую высокую зарплату. Список должен содержать имя и фамилию, оклад, идентификаторы отдела и должности, номер телефона.</text:span></text:p>
        </text:list-item>
        <text:list-item>
          <text:p text:style-name="P2"><text:span text:style-name="T2">Используя таблицу HR.EMPLOYEES, отобразить данные о сотрудниках (</text:span><text:span text:style-name="T3">имя и фамилия, оклад, идентификатор департамента, номер телефона и e-mail</text:span><text:span text:style-name="T2">), каждый из которых является менеджером для более 5 подчиненных.</text:span></text:p>
        </text:list-item>
        <text:list-item>
          <text:p text:style-name="P2"><text:span text:style-name="T2">Используя таблицу HR.EMPLOYEES, найти значение 3-ей по величине месячной зарплаты сотрудников (SALARY).</text:span></text:p>
        </text:list-item>
        <text:list-item>
          <text:p text:style-name="P2"><text:span text:style-name="T2">С помощью таблицы HR.EMPLOYEES построить список сотрудников, которые имеют оклад выше среднего. В этом списке для каждого сотрудника также указать, сколько ему не хватает до максимального оклада.</text:span></text:p>
        </text:list-item>
        <text:list-item>
          <text:p text:style-name="P2"><text:span text:style-name="T2">С помощью таблицы HR.EMPLOYEES построить список сотрудников, которые имеют оклад ниже среднего. В этом списке для каждого сотрудника также указать, сколько ему не хватает до среднего оклада.</text:span></text:p>
        </text:list-item>
        <text:list-item>
          <text:p text:style-name="P2"><text:span text:style-name="T2">С помощью таблицы HR.EMPLOYEES построить список сотрудников, у которых отклонение от максимального оклада не превышает 9000.</text:span></text:p>
        </text:list-item>
        <text:list-item>
          <text:p text:style-name="P3">С помощью таблицы HR.EMPLOYEES построить список сотрудников, которые имеют оклад ниже среднего. В этом списке для каждого сотрудника также указать, на сколько его оклад превышает минимальный.</text:p>
        </text:list-item>
        <text:list-item>
          <text:p text:style-name="P2"><text:span text:style-name="T2">С помощью таблицы HR.EMPLOYEES построить список сотрудников, у которых стаж работы в компании ниже среднего стажа.</text:span></text:p>
        </text:list-item>
        <text:list-item>
          <text:p text:style-name="P2"><text:span text:style-name="T2">С помощью таблицы HR.EMPLOYEES построить список сотрудников, у которых отклонение от среднего стажа работы в компании не превышает полгода.</text:span></text:p>
        </text:list-item>
        <text:list-item>
          <text:p text:style-name="P2"><text:soft-page-break/><text:span text:style-name="T2">С помощью таблицы HR.EMPLOYEES построить список сотрудников, у которых стаж работы в компании выше среднего стажа. В этом списке для каждого сотрудника также указать, сколько ему не хватает до максимального стажа.</text:span></text:p>
        </text:list-item>
        <text:list-item>
          <text:p text:style-name="P2"><text:span text:style-name="T2">С помощью таблицы HR.EMPLOYEES получить список, в котором из каждого департамента должны быть только сотрудники с максимальным стажем работы (старожилы-могикане).</text:span></text:p>
        </text:list-item>
        <text:list-item>
          <text:p text:style-name="P2"><text:span text:style-name="T2">С помощью таблицы HR.EMPLOYEES получить список, в котором из каждого департамента должны быть только сотрудники, имеющие минимальный стаж работы.</text:span></text:p>
        </text:list-item>
        <text:list-item>
          <text:p text:style-name="P2"><text:span text:style-name="T2">С помощью таблицы HR.EMPLOYEES получить список департаментов, в которых средний оклад ниже среднего по всей компании.</text:span></text:p>
        </text:list-item>
        <text:list-item>
          <text:p text:style-name="P2"><text:span text:style-name="T2">С помощью таблицы HR.EMPLOYEES получить список департаментов, в которых средний оклад отличается от среднего по всей компании не более чем на 1000.</text:span></text:p>
        </text:list-item>
        <text:list-item>
          <text:p text:style-name="P2"><text:span text:style-name="T2">С помощью таблицы HR.EMPLOYEES получить список департаментов, в которых средний стаж работы выше среднего по всей компании.</text:span></text:p>
        </text:list-item>
        <text:list-item>
          <text:p text:style-name="P2"><text:span text:style-name="T2">С помощью таблицы HR.EMPLOYEES получить список департаментов, в которых средний стаж работы отличается от среднего по всей компании не более чем на полгода.</text:span></text:p>
        </text:list-item>
        <text:list-item>
          <text:p text:style-name="P2"><text:span text:style-name="T2">Используя таблицу HR.DEPARTMENTS, отобразить полные данные о департаментах, которые размещаются там же, где департамент с номером 90. Исключить из рассмотрения департаменты, для которых не указан код руководителя.</text:span></text:p>
        </text:list-item>
        <text:list-item>
          <text:p text:style-name="P2"><text:span text:style-name="T2">Используя таблицы HR.DEPARTMENTS и HR.EMPLOYEES, отобразить полные данные о департаментах, в каждом из которых работает более 5 сотрудников.</text:span></text:p>
        </text:list-item>
        <text:list-item>
          <text:p text:style-name="P2"><text:span text:style-name="T2">Используя таблицы HR.DEPARTMENTS и HR.EMPLOYEES, отобразить полные данные о департаментах, в которых максимальная зарплата выше 10000.</text:span></text:p>
        </text:list-item>
        <text:list-item>
          <text:p text:style-name="P2"><text:span text:style-name="T2">Используя таблицы HR.DEPARTMENTS и HR.EMPLOYEES, отобразить полные данные о департаментах, в которых минимальная зарплата ниже 5000.</text:span></text:p>
        </text:list-item>
        <text:list-item>
          <text:p text:style-name="P2"><text:span text:style-name="T2">Используя таблицы HR.DEPARTMENTS и HR.EMPLOYEES, отобразить полные данные о департаментах, которыми руководят сотрудники с именами ‘Susan’ или ‘John’.</text:span></text:p>
        </text:list-item>
        <text:list-item>
          <text:p text:style-name="P2"><text:span text:style-name="T2">Используя таблицы HR.DEPARTMENTS и HR.EMPLOYEES, отобразить полные данные о департаментах, которые принимали на работу сотрудников в 2008 году.</text:span></text:p>
        </text:list-item>
        <text:list-item>
          <text:p text:style-name="P2"><text:span text:style-name="T2">Используя таблицы HR.DEPARTMENTS и HR.EMPLOYEES, отобразить полные данные о департаментах, которые за период 2004-2005 гг. не принимали на работу новых сотрудников. Исключить из списка департаменты, в которых отсутствует менеджер.</text:span></text:p>
        </text:list-item>
        <text:list-item>
          <text:p text:style-name="P2"><text:span text:style-name="T2">Используя таблицы HR.DEPARTMENTS и HR.EMPLOYEES, отобразить полные данные о департаментах, в которые за период 2008-2009 гг. были приняты на работу новые сотрудники.</text:span></text:p>
        </text:list-item>
        <text:list-item>
          <text:p text:style-name="P2"><text:span text:style-name="T2">Используя таблицы HR.DEPARTMENTS и HR.EMPLOYEES, отобразить полные данные о департаментах, в которых руководитель (MANAGER_ID) имеет стаж работы выше 5 лет.</text:span></text:p>
        </text:list-item>
        <text:list-item>
          <text:p text:style-name="P2"><text:span text:style-name="T2">Используя таблицы HR.DEPARTMENTS и HR.EMPLOYEES, сформировать перечень департаментов, в которых есть сотрудники по имени </text:span><text:span text:style-name="T6">John</text:span><text:span text:style-name="T2">.</text:span></text:p>
        </text:list-item>
        <text:list-item>
          <text:p text:style-name="P2"><text:span text:style-name="T2">Используя таблицы HR.EMPLOYEES и HR.JOB_HISTORY, сформировать список сотрудников, у которых отсутствуют данные о карьерном росте. При построении списка ограничиться департаментами 20, 40, 70 и 110.</text:span></text:p>
        </text:list-item>
        <text:list-item>
          <text:p text:style-name="P2"><text:span text:style-name="T2">Используя таблицы HR.JOBS и HR.EMPLOYEES, отобразить полные данные о должностях, </text:span><text:soft-page-break/><text:span text:style-name="T2">на которые были приняты сотрудники в 2005 году.</text:span></text:p>
        </text:list-item>
        <text:list-item>
          <text:p text:style-name="P2"><text:span text:style-name="T2">Используя таблицы HR.JOBS и HR.EMPLOYEES, отобразить полные данные о должностях, на которые за период 2006-2007 гг. не принимали на работу новых сотрудников.</text:span></text:p>
        </text:list-item>
        <text:list-item>
          <text:p text:style-name="P2"><text:span text:style-name="T2">Используя таблицы HR.JOBS и HR.EMPLOYEES, отобразить полные данные о должностях, на которые за период 2002-2003 гг. были приняты на работу новые сотрудники.</text:span></text:p>
        </text:list-item>
        <text:list-item>
          <text:p text:style-name="P2"><text:span text:style-name="T2">Используя таблицы HR.JOBS, HR.EMPLOYEES и HR.JOB_HISTORY, отобразить полные данные о текущих должностях сотрудников, которые в прошлом занимали должность с идентификатором ST_CLERK.</text:span></text:p>
        </text:list-item>
        <text:list-item>
          <text:p text:style-name="P2"><text:span text:style-name="T2">Используя данные из таблиц HR.JOB_HISTORY и HR.EMPLOYEES, отобразить «карьерную лестницу» сотрудников, которые в настоящее время получают месячную зарплату выше 15000.</text:span></text:p>
        </text:list-item>
        <text:list-item>
          <text:p text:style-name="P2"><text:span text:style-name="T2">Используя таблицы HR.LOCATIONS, HR.DEPARTMENTS и HR.EMPLOYEES, отобразить полные данные о расположении рабочего места сотрудника с идентификатором 105.</text:span></text:p>
        </text:list-item>
        <text:list-item>
          <text:p text:style-name="P2"><text:span text:style-name="T2">Используя таблицы HR.EMPLOYEES и HR.DEPARTMENTS, сформировать список сотрудников, которые являются руководителями департаментов. Список должен содержать имя и фамилию, оклад, идентификатор департамента, номер телефона и e-mail.</text:span></text:p>
        </text:list-item>
        <text:list-item>
          <text:p text:style-name="P2"><text:span text:style-name="T2">С помощью таблиц HR.EMPLOYEES и HR.DEPARTMENTS получить список сотрудников для департаментов, у которых код местоположения (LOCATION_ID) отличается от 1500, 1700 и 2500.</text:span></text:p>
        </text:list-item>
        <text:list-item>
          <text:p text:style-name="P2"><text:span text:style-name="T2">Используя таблицы HR.EMPLOYEES, HR.DEPARTMENTS и HR.LOCATIONS, получить список сотрудников, для которых POSTAL_CODE=’26192’.</text:span></text:p>
        </text:list-item>
        <text:list-item>
          <text:p text:style-name="P2"><text:span text:style-name="T2">Используя таблицы HR.EMPLOYEES, HR.DEPARTMENTS и HR.LOCATIONS, получить список сотрудников, у которых рабочие места располагаются в Торонто (</text:span><text:span text:style-name="T6">CITY</text:span><text:span text:style-name="T2">=’</text:span><text:span text:style-name="T6">Toronto</text:span><text:span text:style-name="T2">’).</text:span></text:p>
        </text:list-item>
        <text:list-item>
          <text:p text:style-name="P2"><text:span text:style-name="T4">Используя </text:span><text:span text:style-name="T2">таблицы</text:span><text:span text:style-name="T4"> HR.DEPARTMENTS, HR.LOCATIONS и </text:span><text:span text:style-name="T7">HR</text:span><text:span text:style-name="T4">.</text:span><text:span text:style-name="T7">COUNTRIES</text:span><text:span text:style-name="T4">, получить список департаментов, которые размещаются на территории Объединенного Королевства (</text:span><text:span text:style-name="T7">COUNTRY</text:span><text:span text:style-name="T4">_</text:span><text:span text:style-name="T7">NAME</text:span><text:span text:style-name="T4"> = ’</text:span><text:span text:style-name="T8">United</text:span><text:span text:style-name="T9"> </text:span><text:span text:style-name="T8">Kingdom</text:span><text:span text:style-name="T4">’).</text:span></text:p>
        </text:list-item>
        <text:list-item>
          <text:p text:style-name="P2"><text:span text:style-name="T4">Используя </text:span><text:span text:style-name="T2">таблицы</text:span><text:span text:style-name="T4"> </text:span><text:span text:style-name="T7">HR</text:span><text:span text:style-name="T4">.</text:span><text:span text:style-name="T7">DEPARTMENTS</text:span><text:span text:style-name="T4">, </text:span><text:span text:style-name="T7">HR</text:span><text:span text:style-name="T4">.</text:span><text:span text:style-name="T7">LOCATIONS</text:span><text:span text:style-name="T4">, </text:span><text:span text:style-name="T7">HR</text:span><text:span text:style-name="T4">.</text:span><text:span text:style-name="T7">COUNTRIES</text:span><text:span text:style-name="T4"> и </text:span><text:span text:style-name="T7">HR</text:span><text:span text:style-name="T4">.</text:span><text:span text:style-name="T7">REGIONS</text:span><text:span text:style-name="T4">, получить </text:span><text:span text:style-name="T2">список департаментов (с указанием </text:span><text:span text:style-name="T6">department</text:span><text:span text:style-name="T2">_</text:span><text:span text:style-name="T6">id</text:span><text:span text:style-name="T2"> и </text:span><text:span text:style-name="T6">department</text:span><text:span text:style-name="T2">_</text:span><text:span text:style-name="T6">name</text:span><text:span text:style-name="T2">), которые размещаются на территории Европы (</text:span><text:span text:style-name="T6">region</text:span><text:span text:style-name="T2">_</text:span><text:span text:style-name="T6">name</text:span><text:span text:style-name="T2"> ='</text:span><text:span text:style-name="T6">Europe</text:span><text:span text:style-name="T2">').</text:span></text:p>
        </text:list-item>
      </text:list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orphans="2" fo:widows="2" fo:hyphenation-ladder-count="no-limit" style:writing-mode="lr-tb"/>
      <style:text-properties style:use-window-font-color="true" loext:opacity="0%"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Стандартный_20_HTML" style:display-name="Стандартный HTML" style:family="paragraph" style:parent-style-name="Standard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font-size="12pt" style:font-size-asian="12pt" style:font-name-complex="Calibri" style:font-family-complex="Calibri" style:font-family-generic-complex="swiss" style:font-pitch-complex="variable" style:font-size-complex="12pt" style:font-weight-complex="bold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Основной_20_шрифт_20_абзаца" style:display-name="Основной шрифт абзаца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Стандартный_20_HTML_20_Знак" style:display-name="Стандартный HTML Знак" style:family="text">
      <style:text-properties style:font-name="Courier New" fo:font-family="'Courier New'" style:font-family-generic="modern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z2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WW8Num1z3" style:num-suffix=".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z4" style:num-suffix=".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z5" style:num-suffix=".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WW8Num1z6" style:num-suffix=".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z7" style:num-suffix=".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z8" style:num-suffix=".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z3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z4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z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z6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z7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z8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3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3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3z3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3z4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3z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3z6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3z7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3z8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846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meta:initial-creator>Людмила Ивановна</meta:initial-creator>
    <meta:creation-date>2020-11-16T20:11:00</meta:creation-date>
    <dc:creator>Владимир</dc:creator>
    <dc:date>2020-11-18T22:43:00</dc:date>
    <meta:editing-cycles>15</meta:editing-cycles>
    <meta:editing-duration>PT3H</meta:editing-duration>
    <meta:document-statistic meta:table-count="0" meta:image-count="0" meta:object-count="0" meta:page-count="3" meta:paragraph-count="46" meta:word-count="1021" meta:character-count="7794" meta:non-whitespace-character-count="6864"/>
    <meta:generator>LibreOffice/7.0.3.1$Linux_X86_64 LibreOffice_project/d7547858d014d4cf69878db179d326fc3483e082</meta:generator>
  </office:meta>
</office:document-meta>
</file>